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'./ResumenGeneral.css'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</text:p>
      <text:p text:style-name="P3"/>
      <text:p text:style-name="P1"><text:span text:style-name="T6">const</text:span> <text:span text:style-name="T9">formatearMes</text:span> <text:span text:style-name="T8">=</text:span> (<text:span text:style-name="T2">mes</text:span>) <text:span text:style-name="T6">=&gt;</text:span> {</text:p>
      <text:p text:style-name="P2">  <text:span text:style-name="T10">const</text:span><text:span text:style-name="T5"> </text:span><text:span text:style-name="T11">meses</text:span><text:span text:style-name="T5"> </text:span><text:span text:style-name="T12">=</text:span><text:span text:style-name="T5"> [</text:span><text:span text:style-name="T13">"Ene"</text:span><text:span text:style-name="T5">, </text:span><text:span text:style-name="T13">"Feb"</text:span><text:span text:style-name="T5">, </text:span><text:span text:style-name="T13">"Mar"</text:span><text:span text:style-name="T5">, </text:span><text:span text:style-name="T13">"Abr"</text:span><text:span text:style-name="T5">, </text:span><text:span text:style-name="T13">"May"</text:span><text:span text:style-name="T5">, </text:span><text:span text:style-name="T13">"Jun"</text:span><text:span text:style-name="T5">, </text:span><text:span text:style-name="T13">"Jul"</text:span><text:span text:style-name="T5">, </text:span><text:span text:style-name="T13">"Ago"</text:span><text:span text:style-name="T5">, </text:span><text:span text:style-name="T13">"Sep"</text:span><text:span text:style-name="T5">, </text:span><text:span text:style-name="T13">"Oct"</text:span><text:span text:style-name="T5">, </text:span><text:span text:style-name="T13">"Nov"</text:span><text:span text:style-name="T5">, </text:span><text:span text:style-name="T13">"Dic"</text:span><text:span text:style-name="T5">];</text:span></text:p>
      <text:p text:style-name="P2">  <text:span text:style-name="T14">return</text:span><text:span text:style-name="T5"> </text:span><text:span text:style-name="T11">meses</text:span><text:span text:style-name="T5">[</text:span><text:span text:style-name="T4">mes</text:span><text:span text:style-name="T5"> </text:span><text:span text:style-name="T12">-</text:span><text:span text:style-name="T5"> </text:span><text:span text:style-name="T15">1</text:span><text:span text:style-name="T5">] </text:span><text:span text:style-name="T12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9">ResumenGeneral</text:span>() {</text:p>
      <text:p text:style-name="P2">  <text:span text:style-name="T10">const</text:span><text:span text:style-name="T5"> [</text:span><text:span text:style-name="T11">datos</text:span><text:span text:style-name="T5">, </text:span><text:span text:style-name="T16">setDatos</text:span><text:span text:style-name="T5">] </text:span><text:span text:style-name="T12">=</text:span><text:span text:style-name="T5"> </text:span><text:span text:style-name="T16">useState</text:span><text:span text:style-name="T5">(</text:span><text:span text:style-name="T10">null</text:span><text:span text:style-name="T5">);</text:span></text:p>
      <text:p text:style-name="P3"/>
      <text:p text:style-name="P2">  <text:span text:style-name="T16">useEffect</text:span><text:span text:style-name="T5">(() </text:span><text:span text:style-name="T10">=&gt;</text:span><text:span text:style-name="T5"> {</text:span></text:p>
      <text:p text:style-name="P2">    <text:span text:style-name="T11">axios</text:span><text:span text:style-name="T5">.</text:span><text:span text:style-name="T16">get</text:span><text:span text:style-name="T5">(</text:span><text:span text:style-name="T13">"http://localhost:8000/resumen-general"</text:span><text:span text:style-name="T5">)</text:span></text:p>
      <text:p text:style-name="P2">      <text:span text:style-name="T5">.</text:span><text:span text:style-name="T16">then</text:span><text:span text:style-name="T5">((</text:span><text:span text:style-name="T4">res</text:span><text:span text:style-name="T5">) </text:span><text:span text:style-name="T10">=&gt;</text:span><text:span text:style-name="T5"> </text:span><text:span text:style-name="T16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6">catch</text:span><text:span text:style-name="T5">((</text:span><text:span text:style-name="T4">err</text:span><text:span text:style-name="T5">) </text:span><text:span text:style-name="T10">=&gt;</text:span><text:span text:style-name="T5"> </text:span><text:span text:style-name="T4">console</text:span><text:span text:style-name="T5">.</text:span><text:span text:style-name="T16">error</text:span><text:span text:style-name="T5">(</text:span><text:span text:style-name="T13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4">if</text:span><text:span text:style-name="T5"> (</text:span><text:span text:style-name="T12">!</text:span><text:span text:style-name="T11">datos</text:span><text:span text:style-name="T5">) </text:span><text:span text:style-name="T14">return</text:span><text:span text:style-name="T5"> </text:span><text:span text:style-name="T17">&lt;</text:span><text:span text:style-name="T10">p</text:span><text:span text:style-name="T5"> </text:span><text:span text:style-name="T4">className</text:span><text:span text:style-name="T12">=</text:span><text:span text:style-name="T13">"resumen-general-container"</text:span><text:span text:style-name="T17">&gt;</text:span><text:span text:style-name="T5">Cargando resumen...</text:span><text:span text:style-name="T17">&lt;/</text:span><text:span text:style-name="T10">p</text:span><text:span text:style-name="T17">&gt;</text:span><text:span text:style-name="T5">;</text:span></text:p>
      <text:p text:style-name="P3"/>
      <text:p text:style-name="P2">  <text:span text:style-name="T10">const</text:span><text:span text:style-name="T5"> </text:span><text:span text:style-name="T11">datosIE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in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0">const</text:span><text:span text:style-name="T5"> </text:span><text:span text:style-name="T11">e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Ingresos:</text:span><text:span text:style-name="T5"> </text:span><text:span text:style-name="T11">ingreso</text:span><text:span text:style-name="T5">, </text:span><text:span text:style-name="T4">Egresos:</text:span><text:span text:style-name="T5"> </text:span><text:span text:style-name="T11">egreso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datosDeudas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pagada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<text:soft-page-break/>    <text:span text:style-name="T10">const</text:span><text:span text:style-name="T5"> </text:span><text:span text:style-name="T11">pendiente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Pagadas:</text:span><text:span text:style-name="T5"> </text:span><text:span text:style-name="T11">pagadas</text:span><text:span text:style-name="T5">, </text:span><text:span text:style-name="T4">Pendientes:</text:span><text:span text:style-name="T5"> </text:span><text:span text:style-name="T11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tortaIngresosEgreso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In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E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0">const</text:span><text:span text:style-name="T5"> </text:span><text:span text:style-name="T11">tortaDeuda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Pagada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Pendiente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4">return</text:span><text:span text:style-name="T5"> (</text:span></text:p>
      <text:p text:style-name="P2">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resumen-general-container"</text:span><text:span text:style-name="T17">&gt;</text:span></text:p>
      <text:p text:style-name="P2">      <text:span text:style-name="T17">&lt;</text:span><text:span text:style-name="T10">h2</text:span><text:span text:style-name="T5"> </text:span><text:span text:style-name="T4">className</text:span><text:span text:style-name="T12">=</text:span><text:span text:style-name="T13">"resumen-general-title"</text:span><text:span text:style-name="T17">&gt;</text:span><text:span text:style-name="T5">Resumen General</text:span><text:span text:style-name="T17">&lt;/</text:span><text:span text:style-name="T10">h2</text:span><text:span text:style-name="T17">&gt;</text:span></text:p>
      <text:p text:style-name="P3"/>
      <text:p text:style-name="P2">      <text:span text:style-name="T10">{</text:span><text:span text:style-name="T19">/* Gráfico Torta: Ingresos vs Egreso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IngresosEgreso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IngresosEgreso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Ingresos vs Egreso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IE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<text:soft-page-break/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              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Ingresos"</text:span><text:span text:style-name="T5"> </text:span><text:span text:style-name="T4">fill</text:span><text:span text:style-name="T12">=</text:span><text:span text:style-name="T13">"#4caf50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Egresos"</text:span><text:span text:style-name="T5"> </text:span><text:span text:style-name="T4">fill</text:span><text:span text:style-name="T12">=</text:span><text:span text:style-name="T13">"#f44336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Gráfico Torta: Deuda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Deuda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Deuda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Deuda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Deudas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              <text:span text:style-name="T17">/&gt;</text:span></text:p>
      <text:p text:style-name="P2"><text:soft-page-break/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agadas"</text:span><text:span text:style-name="T5"> </text:span><text:span text:style-name="T4">fill</text:span><text:span text:style-name="T12">=</text:span><text:span text:style-name="T13">"#81c784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endientes"</text:span><text:span text:style-name="T5"> </text:span><text:span text:style-name="T4">fill</text:span><text:span text:style-name="T12">=</text:span><text:span text:style-name="T13">"#ffb74d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<text:span text:style-name="T5">);</text:span></text:p>
      <text:p text:style-name="P1">}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6:23:38.584074600</meta:creation-date>
    <dc:date>2025-08-08T16:23:41.838426100</dc:date>
    <meta:editing-duration>PT3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143" meta:word-count="445" meta:character-count="5154" meta:non-whitespace-character-count="3724"/>
  </office:meta>
</office:document-meta>
</file>